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Nom d'un serveur :</text:span> s0 / s1 / ....</text:p>
      <text:p text:style-name="Standard"><text:span text:style-name="T2">Nom d'un client :</text:span> c0_0 / c0_1 / c1_0 / c1_1 / ....</text:p>
      <text:p text:style-name="Standard"/>
      <text:p text:style-name="Standard"/>
      <text:p text:style-name="P1">Créer partie</text:p>
      <text:p text:style-name="Standard">- Création d'un serveur</text:p>
      <text:p text:style-name="Standard">- Ping sur le réseau -&gt; Identification des serveurs existants</text:p>
      <text:p text:style-name="Standard">- Attribution d'un nom au serveur</text:p>
      <text:p text:style-name="Standard"/>
      <text:p text:style-name="Standard">- Création du client</text:p>
      <text:p text:style-name="Standard">- Demande du client à rejoindre le serveur</text:p>
      <text:p text:style-name="Standard">- Obtention d'un identifiant donné par le serveur</text:p>
      <text:p text:style-name="Standard">- Test de connexion</text:p>
      <text:p text:style-name="Standard"/>
      <text:p text:style-name="Standard"/>
      <text:p text:style-name="P1">Rejoindre une partie</text:p>
      <text:p text:style-name="Standard">- Création du client</text:p>
      <text:p text:style-name="Standard">- Ping sur le réseau <text:s/>-&gt; Identification des serveurs existants</text:p>
      <text:p text:style-name="Standard"/>
      <text:p text:style-name="P2">- Choix du serveur par le joueur</text:p>
      <text:p text:style-name="P2"/>
      <text:p text:style-name="Standard">- Demande du client à rejoindre le serveur</text:p>
      <text:p text:style-name="Standard">- Obtention d'un identifiant donné par le serveur</text:p>
      <text:p text:style-name="P3">- Test de connexion</text:p>
      <text:p text:style-name="P3"/>
      <text:p text:style-name="P3"/>
      <text:p text:style-name="P4">Communication client -&gt; serveur</text:p>
      <text:p text:style-name="P3">Envoi de données en cas d'évènement ( clavier )</text:p>
      <text:p text:style-name="P3">- Envoi de l'identifiant du client, de la touche concernée et de la position de la souris</text:p>
      <text:p text:style-name="P3"/>
      <text:p text:style-name="P3"/>
      <text:p text:style-name="P4">Communication serveur -&gt; client</text:p>
      <text:p text:style-name="P3">Envoi de données en cas de refresh de l'écran</text:p>
      <text:p text:style-name="P3">- Envoi de l'identifiant du serveur, de la liste des affichables ( personnage, fleche, boule, projectile 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selin Somerville</meta:initial-creator>
    <meta:creation-date>2017-04-04T23:08:07.36</meta:creation-date>
    <dc:date>2017-04-04T23:26:12</dc:date>
    <dc:creator>Josselin Somerville</dc:creator>
    <meta:editing-duration>PT2M5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72" meta:character-count="935"/>
  </office:meta>
</office:document-meta>
</file>